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master-page-name="Standard">
      <style:paragraph-properties fo:line-height="150%" fo:text-align="justify" style:justify-single-word="false" style:page-number="auto" fo:padding-left="0cm" fo:padding-right="0cm" fo:padding-top="0cm" fo:padding-bottom="0.035cm" fo:border-left="none" fo:border-right="none" fo:border-top="none" fo:border-bottom="0.51pt solid #00000a"/>
    </style:style>
    <style:style style:name="T1" style:family="text">
      <style:text-properties fo:font-weight="bold" style:font-weight-asian="bold"/>
    </style:style>
    <style:style style:name="T2" style:family="text">
      <style:text-properties fo:font-weight="bold" officeooo:rsid="000c4994" style:font-weight-asian="bold"/>
    </style:style>
    <style:style style:name="T3" style:family="text">
      <style:text-properties fo:font-weight="bold" officeooo:rsid="000def93" style:font-weight-asian="bold"/>
    </style:style>
    <style:style style:name="T4" style:family="text">
      <style:text-properties officeooo:rsid="000c4994"/>
    </style:style>
    <style:style style:name="T5" style:family="text">
      <style:text-properties officeooo:rsid="000de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kt Pitch: </text:span><text:span text:style-name="T3">NEWS</text:span><text:span text:style-name="T1">junkie</text:span><text:span text:style-name="T2">s</text:span></text:p>
      <text:p text:style-name="P1"/>
      <text:p text:style-name="P1"><text:span text:style-name="T5">NEWS</text:span>junkie<text:span text:style-name="T4">s</text:span> macht sich zwei Grundtriebe des Menschen zu Nutze, um die Begeisterung für Nachrichten zu steigern: Wissensdurst und Spaß am Wettkampf. Grafisch ähnelt die App sehr ihrem Vorbild, dem Quiz-Duell: In der oberen Hälfte des Bildschirms wird eine Frage eingeblendet, in der unteren Hälfte vier anklickbare Antwortmöglichkeiten vorgegeben. Inhaltlich gibt es aber einen großen Unterschied: Während beim Quizduell und anderen Rate-Apps die Fragen eher allgemein und zeitlos gewählt sind, lässt <text:span text:style-name="T5">NEWS</text:span>junkie<text:span text:style-name="T4">s</text:span> das Nachrichtengeschehen der zurückliegenden Woche Revue passieren.</text:p>
      <text:p text:style-name="P1"/>
      <text:p text:style-name="P1">Was den Spielmodus betrifft, gibt es drei Varianten: </text:p>
      <text:p text:style-name="P1"/>
      <text:p text:style-name="P1">In der klassischen Version werden pro Runde zehn Fragen gestellt. Für jede richtige Antwort erhält der Spieler einen Pluspunkt, für jede falsche Antwort einen Minuspunkt. Das Zeitlimit pro Frage beträgt 10 Sekunden, gewählt werden können die Rubriken Inland, Ausland, Wirtschaft, Kultur, Sport und Allgemeines.</text:p>
      <text:p text:style-name="P1"/>
      <text:p text:style-name="P1">In der Speed-Version gibt einen 1-Minuten-Countdown, vor dessen Ablaufen möglichst viele Fragen richtig beantwortet werden müssen. Der Spieler muss also nicht warten, bis die zehn Sekunden pro Frage abgelaufen sind, sondern kann durch besonders schnelles Weiterklicken mehr Pluspunkte sammeln – allerdings auch mehr abgezogen bekommen.</text:p>
      <text:p text:style-name="P1"/>
      <text:p text:style-name="P1">Im Trainingsmodus entfällt das Zeitlimit, so dass der Spieler in Ruhe überlegen kann. Außerdem bekommt er alle falsch beantworteten Fragen so lange erneut gestellt, bis er sie richtig beantworten kann – quasi ein Vokabeltraining.</text:p>
      <text:p text:style-name="P1"/>
      <text:p text:style-name="P1">Letzteres ist besonders interessant für die zweite Kategorie von Fragen: den Bildertest. Gezeigt werden dem Spieler beispielsweise Fotos der aktuellen Kabinettsmitglieder – gepaart mit den drei Fragen nach Name, Funktion und Parteizugehörigkeit. Spielerisch lassen sich so die wichtigsten Personen des Zeitgeschehens kennenlernen. Ein starker Anreiz zum Einschalten von Fernsehnachrichten – schließlich bekomme ich hier in fast jedem Beitrag die drei genannten Information per Bauchbinde bei O-Tönen geliefert.</text:p>
      <text:p text:style-name="P1"/>
      <text:p text:style-name="P1"/>
      <text:p text:style-name="P1"><text:soft-page-break/>Beim Start der App kann der Spieler zwischen drei Arten von Fragen wählen, die sich allesamt die Stärken eines trimedialen Senders wie dem NDR zu Nutze machen:</text:p>
      <text:p text:style-name="P1"/>
      <text:p text:style-name="P1">In Variante 1 bekommt der Spieler ausschließlich Fragen gestellt, die aus Text bestehen. Quelle könnte beispielsweise die Meldungen auf tagesschau.de sein.</text:p>
      <text:p text:style-name="P1"/>
      <text:p text:style-name="P1">In Variante 2 bekommt der Spieler auch Fragen gestellt, die aus einer Kombination von Audio-File und Text bestehen. Die Audio-Files könnten dabei zum Beispiel dem aktuellen Hörfunk-Programm entnommen werden. Als Hintergrundbild könnte ein Still oder ein Foto dienen.</text:p>
      <text:p text:style-name="P1"/>
      <text:p text:style-name="P1">In Variante 3 werden Texte mit Videos aus der Fernsehproduktion kombiniert.</text:p>
      <text:p text:style-name="P1"/>
      <text:p text:style-name="P1">Ziel der App ist es, zwei häufig geäußerten Vorbehalten gegenüber Nachrichten zu begegnen – nämlich, dass sie langweilig und unverständlich sein sollen. Mit Hilfe der App kann der Spieler sich in kürzester Zeit auf unterhaltsame Weise einen Überblick über das Nachrichtengeschehen der vergangenen Woche verschaffen und dabei zugleich überprüfen, ob er „genug“ Nachrichten konsumiert hat und dabei auch aufmerksam war – die perfekte Überbrückung für Wartezeiten an Bushaltestellen oder U-Bahnstationen.</text:p>
      <text:p text:style-name="P1"/>
      <text:p text:style-name="P1">Im besten Fall wird der User der App dazu animiert, sich noch intensiver als bisher mit den bereits vorhandenen Inhalten eines Senders zu befassen – denkbar ist zum Beispiel, dass jede falsche Antwort dazu verleitet, bei der nächsten Tagesschau genauer hinzuschauen. Am Ende sollte der Spieler bestenfalls beides sein: unterhalten und besser informiert.<text:bookmark text:name="_GoBac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ben Börgers</meta:initial-creator>
    <meta:editing-cycles>36</meta:editing-cycles>
    <meta:creation-date>2015-06-17T22:31:00</meta:creation-date>
    <dc:date>2015-06-19T16:13:24.10</dc:date>
    <meta:editing-duration>P0D</meta:editing-duration>
    <meta:generator>LibreOffice/3.6$Windows_x86 LibreOffice_project/e183d5b-f8ccaf6-3804794-95b4be8-895629</meta:generator>
    <meta:document-statistic meta:table-count="0" meta:image-count="0" meta:object-count="0" meta:page-count="2" meta:paragraph-count="13" meta:word-count="499" meta:character-count="3551" meta:non-whitespace-character-count="30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